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33.68mm" fo:margin-left="-1.91mm" table:align="left" style:writing-mode="lr-tb"/>
    </style:style>
    <style:style style:name="Table1.A" style:family="table-column">
      <style:table-column-properties style:column-width="97.16mm"/>
    </style:style>
    <style:style style:name="Table1.B" style:family="table-column">
      <style:table-column-properties style:column-width="136.5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Table2" style:family="table">
      <style:table-properties style:width="241.3mm" table:align="margins" style:writing-mode="lr-tb"/>
    </style:style>
    <style:style style:name="Table2.A" style:family="table-column">
      <style:table-column-properties style:column-width="13.02mm" style:rel-column-width="3535*"/>
    </style:style>
    <style:style style:name="Table2.B" style:family="table-column">
      <style:table-column-properties style:column-width="37.04mm" style:rel-column-width="10060*"/>
    </style:style>
    <style:style style:name="Table2.C" style:family="table-column">
      <style:table-column-properties style:column-width="96.78mm" style:rel-column-width="26285*"/>
    </style:style>
    <style:style style:name="Table2.D" style:family="table-column">
      <style:table-column-properties style:column-width="34.18mm" style:rel-column-width="9284*"/>
    </style:style>
    <style:style style:name="Table2.E" style:family="table-column">
      <style:table-column-properties style:column-width="33.73mm" style:rel-column-width="9159*"/>
    </style:style>
    <style:style style:name="Table2.F" style:family="table-column">
      <style:table-column-properties style:column-width="26.55mm" style:rel-column-width="7212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F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Footer">
      <style:paragraph-properties fo:margin-left="0mm" fo:margin-right="6.35mm" fo:text-indent="0m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>
      <style:paragraph-properties fo:text-align="center" style:writing-mode="lr-tb"/>
    </style:style>
    <style:style style:name="T1" style:family="text">
      <style:text-properties fo:font-size="13pt" style:font-size-asian="13pt"/>
    </style:style>
    <style:style style:name="T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26mm" svg:stroke-color="#000000" draw:stroke-linejoin="miter" draw:fill="none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ÔNG AN TỈNH BÌNH DƯƠNG</text:p>
            <text:h text:style-name="Heading_20_1" text:outline-level="1">PHÒNG CẢNH SÁT GIAO THÔNG</text:h>
            <text:p text:style-name="P4"/>
            <text:p text:style-name="P3"><draw:line text:anchor-type="char" draw:z-index="2" draw:style-name="gr1" draw:text-style-name="P15" svg:x1="32.97mm" svg:y1="-2.98mm" svg:x2="58.37mm" svg:y2="-2.98mm"><text:p/></draw:line>Số: <text:s text:c="6"/>/DS-T<text:placeholder text:placeholder-type="text">&lt;get_date()['month']&gt;</text:placeholder></text:p>
          </table:table-cell>
          <table:table-cell table:style-name="Table1.A1" office:value-type="string">
            <text:h text:style-name="Heading_20_1" text:outline-level="1">CỘNG HÒA XÃ HỘI CHỦ NGHĨA VIỆT NAM</text:h>
            <text:h text:style-name="Heading_20_2" text:outline-level="2">Độc lập - Tự do - Hạnh phúc</text:h>
            <text:p text:style-name="P6"/>
            <text:h text:style-name="Heading_20_3" text:outline-level="3"><draw:line text:anchor-type="char" draw:z-index="1" draw:style-name="gr1" draw:text-style-name="P15" svg:x1="37.47mm" svg:y1="-2.98mm" svg:x2="94.62mm" svg:y2="-2.98mm"><text:p/></draw:line>Bình Dương, ngày <text:span text:style-name="T1"><text:placeholder text:placeholder-type="text">&lt;get_date()['day']&gt;</text:placeholder></text:span> tháng <text:span text:style-name="T1"><text:placeholder text:placeholder-type="text">&lt;get_date()['month']&gt;</text:placeholder></text:span> năm <text:span text:style-name="T1"><text:placeholder text:placeholder-type="text">&lt;get_date()['year']&gt;</text:placeholder></text:span></text:h>
          </table:table-cell>
        </table:table-row>
      </table:table>
      <text:p text:style-name="P7"/>
      <text:p text:style-name="P8">DANH SÁCH ĐĂNG KÝ HỒ SƠ XE Ô TÔ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STT</text:p>
          </table:table-cell>
          <table:table-cell table:style-name="Table2.A1" office:value-type="string">
            <text:p text:style-name="P10">Số hồ sơ</text:p>
          </table:table-cell>
          <table:table-cell table:style-name="Table2.A1" office:value-type="string">
            <text:p text:style-name="P10">Trích yếu</text:p>
          </table:table-cell>
          <table:table-cell table:style-name="Table2.A1" office:value-type="string">
            <text:p text:style-name="P5">Ngày đăng ký</text:p>
          </table:table-cell>
          <table:table-cell table:style-name="Table2.A1" office:value-type="string">
            <text:p text:style-name="P5">CB lập hồ sơ</text:p>
          </table:table-cell>
          <table:table-cell table:style-name="Table2.F1" office:value-type="string">
            <text:p text:style-name="P9">Ghi chú</text:p>
          </table:table-cell>
        </table:table-row>
        <table:table-row>
          <table:table-cell table:style-name="Table2.A2" table:number-columns-spanned="6" office:value-type="string">
            <text:p text:style-name="P11"><text:placeholder text:placeholder-type="text">&lt;for each="seq,line in enumerate(get_dk_xe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2"><text:placeholder text:placeholder-type="text">&lt;seq+1&gt;</text:placeholder></text:p>
          </table:table-cell>
          <table:table-cell table:style-name="Table2.A3" office:value-type="string">
            <text:p text:style-name="P12"><text:placeholder text:placeholder-type="text">&lt;line.name&gt;</text:placeholder></text:p>
          </table:table-cell>
          <table:table-cell table:style-name="Table2.A3" office:value-type="string">
            <text:p text:style-name="P12"><text:placeholder text:placeholder-type="text">&lt;line.trich_yeu&gt;</text:placeholder></text:p>
          </table:table-cell>
          <table:table-cell table:style-name="Table2.A3" office:value-type="string">
            <text:p text:style-name="P12"><text:placeholder text:placeholder-type="text">&lt;convert_date(line.ngay_dk)&gt;</text:placeholder></text:p>
          </table:table-cell>
          <table:table-cell table:style-name="Table2.A3" office:value-type="string">
            <text:p text:style-name="P12"><text:placeholder text:placeholder-type="text">&lt;get_cb_lap_hs()&gt;</text:placeholder></text:p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table:number-columns-spanned="6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Standard"/>
      <text:p text:style-name="P2"><text:s text:c="102"/>TRƯỞNG PHÒ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3pt" fo:font-weight="bold" style:font-size-asian="13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3pt" fo:font-style="italic" style:font-size-asian="13pt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6.2mm" style:type="center"/>
          <style:tab-stop style:position="152.4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6.35mm" fo:text-indent="0m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79.4mm" fo:page-height="215.9mm" style:num-format="1" style:print-orientation="landscape" fo:margin-top="15.86mm" fo:margin-bottom="12.7mm" fo:margin-left="25.4mm" fo:margin-right="12.7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.99mm" fo:margin-left="0mm" fo:margin-right="0mm" fo:margin-top="0mm" style:dynamic-spacing="true"/>
      </style:footer-style>
    </style:page-layout>
    <style:page-layout style:name="Mpm2">
      <style:page-layout-properties fo:page-width="279.4mm" fo:page-height="215.9mm" style:num-format="1" style:print-orientation="landscape" fo:margin-top="15.86mm" fo:margin-bottom="12.68mm" fo:margin-left="25.4mm" fo:margin-right="12.7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2mm" draw:z-index="0"><draw:text-box fo:min-height="3.7mm" fo:min-width="0.41mm"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ÔNG AN TỈNH BÌNH DƯƠNG</dc:title>
    <meta:initial-creator>User</meta:initial-creator>
    <meta:creation-date>2014-09-17T10:14:00</meta:creation-date>
    <dc:creator>phung11764 </dc:creator>
    <dc:date>2015-02-28T12:50:28</dc:date>
    <meta:print-date>2014-09-12T15:09:00</meta:print-date>
    <meta:editing-cycles>44</meta:editing-cycles>
    <meta:editing-duration>PT2H55M12S</meta:editing-duration>
    <meta:generator>LibreOffice/3.5$Linux_X86_64 LibreOffice_project/350m1$Build-2</meta:generator>
    <meta:document-statistic meta:table-count="2" meta:image-count="0" meta:object-count="0" meta:page-count="1" meta:paragraph-count="22" meta:word-count="73" meta:character-count="562" meta:non-whitespace-character-count="403"/>
    <meta:user-defined meta:name="Info 1"/>
    <meta:user-defined meta:name="Info 2"/>
    <meta:user-defined meta:name="Info 3"/>
    <meta:user-defined meta:name="Info 4"/>
  </office:meta>
</office:document-meta>
</file>